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Heading_20_1">
      <style:text-properties fo:language="fur" fo:country="IT" officeooo:rsid="00066727" officeooo:paragraph-rsid="00066727"/>
    </style:style>
    <style:style style:name="P5" style:family="paragraph" style:parent-style-name="Text_20_body">
      <style:text-properties fo:language="fur" fo:country="IT" officeooo:rsid="00066727" officeooo:paragraph-rsid="00066727"/>
    </style:style>
    <style:style style:name="P6" style:family="paragraph" style:parent-style-name="Text_20_body">
      <style:text-properties fo:language="fur" fo:country="IT" officeooo:rsid="00083f49" officeooo:paragraph-rsid="00083f49"/>
    </style:style>
    <style:style style:name="P7" style:family="paragraph" style:parent-style-name="Text_20_body">
      <style:text-properties fo:language="fur" fo:country="IT" officeooo:rsid="00093544" officeooo:paragraph-rsid="00093544"/>
    </style:style>
    <style:style style:name="P8" style:family="paragraph" style:parent-style-name="Heading_20_1">
      <style:text-properties fo:language="fur" fo:country="IT"/>
    </style:style>
    <style:style style:name="P9" style:family="paragraph" style:parent-style-name="Heading_20_2">
      <style:text-properties fo:language="fur" fo:country="IT" officeooo:rsid="000d4c48" officeooo:paragraph-rsid="000d4c48"/>
    </style:style>
    <style:style style:name="P10" style:family="paragraph" style:parent-style-name="Text_20_body">
      <style:text-properties fo:language="fur" fo:country="IT" officeooo:paragraph-rsid="000a9702"/>
    </style:style>
    <style:style style:name="P11" style:family="paragraph" style:parent-style-name="Text_20_body">
      <style:text-properties fo:language="fur" fo:country="IT" officeooo:rsid="000daab9" officeooo:paragraph-rsid="000fdade"/>
    </style:style>
    <style:style style:name="P12" style:family="paragraph" style:parent-style-name="Text_20_body">
      <style:text-properties fo:language="fur" fo:country="IT" officeooo:rsid="000b9679" officeooo:paragraph-rsid="000b9679"/>
    </style:style>
    <style:style style:name="P13" style:family="paragraph" style:parent-style-name="Text_20_body">
      <style:text-properties fo:language="fur" fo:country="IT" officeooo:rsid="00127602" officeooo:paragraph-rsid="00127602"/>
    </style:style>
    <style:style style:name="P14" style:family="paragraph" style:parent-style-name="Heading_20_2">
      <style:text-properties officeooo:rsid="0013eb9b" officeooo:paragraph-rsid="0013eb9b"/>
    </style:style>
    <style:style style:name="P15" style:family="paragraph" style:parent-style-name="Text_20_body">
      <style:text-properties officeooo:rsid="0013eb9b" officeooo:paragraph-rsid="0013eb9b"/>
    </style:style>
    <style:style style:name="P16" style:family="paragraph" style:parent-style-name="Text_20_body" style:list-style-name="L1">
      <style:text-properties officeooo:rsid="0013eb9b" officeooo:paragraph-rsid="0013eb9b"/>
    </style:style>
    <style:style style:name="P17" style:family="paragraph" style:parent-style-name="Text_20_body">
      <style:text-properties officeooo:rsid="00146060" officeooo:paragraph-rsid="00146060"/>
    </style:style>
    <style:style style:name="P18" style:family="paragraph" style:parent-style-name="Heading_20_1">
      <style:text-properties fo:language="fur" fo:country="IT" officeooo:rsid="00163796" officeooo:paragraph-rsid="00163796"/>
    </style:style>
    <style:style style:name="P19" style:family="paragraph" style:parent-style-name="Heading_20_2">
      <style:text-properties fo:language="fur" fo:country="IT"/>
    </style:style>
    <style:style style:name="P20" style:family="paragraph" style:parent-style-name="Text_20_body">
      <style:text-properties fo:font-size="20pt" fo:language="fur" fo:country="IT" style:font-size-asian="20pt" style:font-size-complex="20pt"/>
    </style:style>
    <style:style style:name="P21" style:family="paragraph" style:parent-style-name="Heading_20_1">
      <style:paragraph-properties fo:margin-top="0in" fo:margin-bottom="0in" style:contextual-spacing="false"/>
      <style:text-properties fo:language="fur" fo:country="I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Funzionamento esterno<text:tab/>2</text:a></text:p>
          <text:p text:style-name="P3"><text:a xlink:type="simple" xlink:href="#__RefHeading___Toc750_2173405460" text:style-name="Index_20_Link" text:visited-style-name="Index_20_Link">Funzionamento interno<text:tab/>2</text:a></text:p>
          <text:p text:style-name="P2"><text:a xlink:type="simple" xlink:href="#__RefHeading___Toc752_2173405460" text:style-name="Index_20_Link" text:visited-style-name="Index_20_Link">Sviluppo emulatore del ricevitore FAAC XR2<text:tab/>2</text:a></text:p>
          <text:p text:style-name="P2"><text:a xlink:type="simple" xlink:href="#__RefHeading___Toc742_2173405460" text:style-name="Index_20_Link" text:visited-style-name="Index_20_Link">Conclusioni<text:tab/>2</text:a></text:p>
        </text:index-body>
      </text:table-of-content>
      <text:h text:style-name="P4" text:outline-level="1"><text:bookmark-start text:name="__RefHeading___Toc1253_2173405460"/>Astratto<text:bookmark-end text:name="__RefHeading___Toc1253_2173405460"/></text:h>
      <text:p text:style-name="P5">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6">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7">Infine, questa tesi documenterà lo sviluppo su Flipper Zero di un emulatore di FAAC XR2, il ricevitore compatibile con il protocollo FAAC SLH.</text:p>
      <text:h text:style-name="P8" text:outline-level="1"><text:bookmark-start text:name="__RefHeading___Toc744_2173405460"/>Introduzione<text:bookmark-end text:name="__RefHeading___Toc744_2173405460"/></text:h>
      <text:h text:style-name="P9" text:outline-level="2"><text:bookmark-start text:name="__RefHeading___Toc522_2932649572"/>Panoramica su FAAC SLH<text:bookmark-end text:name="__RefHeading___Toc522_2932649572"/></text:h>
      <text:p text:style-name="P10"><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1">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1">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2"><text:soft-page-break/>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3">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4" text:outline-level="2"><text:bookmark-start text:name="__RefHeading___Toc627_2932649572"/>Obiettivo<text:bookmark-end text:name="__RefHeading___Toc627_2932649572"/></text:h>
      <text:p text:style-name="P15">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6">Un ricevitore FAAC XR2N (compatibile con FAAC SLH)</text:p>
        </text:list-item>
        <text:list-item>
          <text:p text:style-name="P16">Due trasmettitori FAAC XT2 433MHz</text:p>
        </text:list-item>
        <text:list-item>
          <text:p text:style-name="P16">Due Flipper Zero</text:p>
        </text:list-item>
      </text:list>
      <text:p text:style-name="P17">Inoltre sarà anche documentato lo sviluppo di un emulatore per Flipper Zero del ricevitore FAAC XR2N. Tale emulatore sarà sviluppato esclusivamente sulla base dei dati raccolti durante lo studio data la natura proprietaria di questo prodotto.</text:p>
      <text:h text:style-name="P18" text:outline-level="1"><text:bookmark-start text:name="__RefHeading___Toc746_2173405460"/>Studio del funzionamento<text:bookmark-end text:name="__RefHeading___Toc746_2173405460"/></text:h>
      <text:h text:style-name="P19" text:outline-level="2"><text:bookmark-start text:name="__RefHeading___Toc748_2173405460"/>Funzionamento esterno<text:bookmark-end text:name="__RefHeading___Toc748_2173405460"/></text:h>
      <text:h text:style-name="P19" text:outline-level="2"><text:bookmark-start text:name="__RefHeading___Toc750_2173405460"/>Funzionamento interno<text:bookmark-end text:name="__RefHeading___Toc750_2173405460"/></text:h>
      <text:h text:style-name="P8" text:outline-level="1"><text:bookmark-start text:name="__RefHeading___Toc752_2173405460"/>Sviluppo emulatore del ricevitore FAAC XR2<text:bookmark-end text:name="__RefHeading___Toc752_2173405460"/></text:h>
      <text:p text:style-name="P20"><draw:frame draw:style-name="fr1" draw:name="Frame1" text:anchor-type="as-char" draw:z-index="0"><draw:text-box fo:min-height="0.0161in" fo:min-width="0.0161in"><text:h text:style-name="P21" text:outline-level="1"><text:bookmark-start text:name="__RefHeading___Toc742_2173405460"/>Conclusioni<text:bookmark-end text:name="__RefHeading___Toc742_2173405460"/></text:h></draw:text-box></draw:frame><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16T17:11:12.751455729</dc:date>
    <meta:editing-duration>PT58M22S</meta:editing-duration>
    <meta:editing-cycles>19</meta:editing-cycles>
    <meta:generator>LibreOffice/25.2.2.2$Linux_X86_64 LibreOffice_project/520$Build-2</meta:generator>
    <meta:document-statistic meta:table-count="0" meta:image-count="0" meta:object-count="0" meta:page-count="2" meta:paragraph-count="34" meta:word-count="509" meta:character-count="3426" meta:non-whitespace-character-count="2950"/>
  </office:meta>
</office:document-meta>
</file>